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35cm" fo:min-width="0.59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notes" style:list-style-name="L1">
      <style:graphic-properties draw:fill-color="#ffffff" draw:auto-grow-height="true" fo:min-height="12.572cm"/>
    </style:style>
    <style:style style:name="P1" style:family="paragraph">
      <style:text-properties fo:font-size="18pt"/>
    </style:style>
    <style:style style:name="P2" style:family="paragraph">
      <style:text-properties fo:font-size="20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ize="18pt"/>
    </style:style>
    <style:style style:name="T3" style:family="text">
      <style:text-properties style:use-window-font-color="true" style:text-outline="false" style:text-line-through-style="none" style:font-name="Arial" fo:font-size="28pt" fo:font-style="normal" fo:text-shadow="none" style:text-underline-style="none" fo:font-weight="normal" style:letter-kerning="true" style:font-name-asian="SimSun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ANE SMTP and OPS open issues</text:p>
          </draw:text-box>
        </draw:frame>
        <draw:frame presentation:style-name="pr2" draw:layer="layout" svg:width="25.199cm" svg:height="12.179cm" svg:x="1.4cm" svg:y="4.914cm" presentation:class="subtitle">
          <draw:text-box>
            <text:p>Viktor Dukhovni</text:p>
            <text:p>Two Sigma</text:p>
            <text:p>&amp;</text:p>
            <text:p>Wes Hardaker</text:p>
            <text:p/>
            <text:p>IETF 89, London</text:p>
            <text:p>March 2014</text:p>
          </draw:text-box>
        </draw:frame>
        <draw:frame draw:style-name="gr1" draw:layer="layout" svg:width="3.393cm" svg:height="1.185cm" svg:x="25.519cm" svg:y="19.559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LS discovery</text:p>
          </draw:text-box>
        </draw:frame>
        <draw:frame presentation:style-name="pr4" draw:layer="layout" svg:width="25.199cm" svg:height="15.66cm" svg:x="1.4cm" svg:y="4.914cm" presentation:class="outline" presentation:user-transformed="true">
          <draw:text-box>
            <text:list text:style-name="L3">
              <text:list-item>
                <text:p>SMTP is opportunistic and unauthenticated</text:p>
                <text:list>
                  <text:list-item>
                    <text:p>STARTTLS downgrade, MX name checks problematic</text:p>
                  </text:list-item>
                  <text:list-item>
                    <text:p><text:span text:style-name="T1">Too many (and yet too few) trusted CAs</text:span></text:p>
                  </text:list-item>
                </text:list>
              </text:list-item>
              <text:list-item>
                <text:p>DANE enables downgrade-resistant opportunistic TLS</text:p>
                <text:list>
                  <text:list-item>
                    <text:p>Provided the TLSA RRset can be used for discovery</text:p>
                  </text:list-item>
                  <text:list-item>
                    <text:p>No significant increase in DNS workload</text:p>
                  </text:list-item>
                  <text:list-item>
                    <text:p>SMTP tolerates modest latency</text:p>
                  </text:list-item>
                  <text:list-item>
                    <text:p>MTA hosts can make use of proximate caching resolvers</text:p>
                  </text:list-item>
                  <text:list-item>
                    <text:p>Many DNS lookups are already being done</text:p>
                    <text:list>
                      <text:list-item>
                        <text:p>RBL lookups, SPF lookups, DKIM lookups, PTR lookups, 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NE-EE(3) cert semantics</text:p>
          </draw:text-box>
        </draw:frame>
        <draw:frame presentation:style-name="pr5" draw:layer="layout" svg:width="26.6cm" svg:height="15.152cm" svg:x="1.4cm" svg:y="4.914cm" presentation:class="outline" presentation:user-transformed="true">
          <draw:text-box>
            <text:list text:style-name="L3">
              <text:list-item>
                <text:p>Goals:</text:p>
                <text:list>
                  <text:list-item>
                    <text:p>No surprise failures</text:p>
                  </text:list-item>
                  <text:list-item>
                    <text:p>Server operator chooses timing of key rotation</text:p>
                  </text:list-item>
                </text:list>
              </text:list-item>
              <text:list-item>
                <text:p>Selector Cert(0) vs. SPKI(1) beyond matching?</text:p>
                <text:p/>
              </text:list-item>
              <text:list-item>
                <text:p>Decisions:</text:p>
                <text:list>
                  <text:list-item>
                    <text:p>Ignore expiration date with either or both?</text:p>
                  </text:list-item>
                  <text:list-item>
                    <text:p>Ignore EKU “purpose” with either or both?<text:tab/></text:p>
                  </text:list-item>
                  <text:list-item>
                    <text:p>Match TLSA and ignore “everything”else?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393cm" svg:height="1.185cm" svg:x="25.519cm" svg:y="19.559cm">
          <draw:text-box>
            <text:p><text:span text:style-name="T2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DANE-TA(2) semantics</text:p>
          </draw:text-box>
        </draw:frame>
        <draw:frame presentation:style-name="pr5" draw:layer="layout" svg:width="25.199cm" svg:height="15.66cm" svg:x="1.4cm" svg:y="4.914cm" presentation:class="outline" presentation:user-transformed="true">
          <draw:text-box>
            <text:list text:style-name="L3">
              <text:list-item>
                <text:p>Selector</text:p>
                <text:list>
                  <text:list-item>
                    <text:p>Cert(0) and SPKI(1) vs. TA cert content?</text:p>
                  </text:list-item>
                  <text:list-item>
                    <text:p>SPKI(1): only SPKI covered by TLSA</text:p>
                  </text:list-item>
                </text:list>
              </text:list-item>
              <text:list-item>
                <text:p>Bare key: SPKI(1) Full(0)</text:p>
                <text:list>
                  <text:list-item>
                    <text:p>Must clients support this absent corresponding cert in peer chain?</text:p>
                  </text:list-item>
                  <text:list-item>
                    <text:p>Otherwise, this combination is mere DNS bloat?</text:p>
                    <text:list>
                      <text:list-item>
                        <text:p>How paranoid are we about SHA2-256 anyway?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3.393cm" svg:height="1.185cm" svg:x="25.519cm" svg:y="19.559cm">
          <draw:text-box>
            <text:p><text:span text:style-name="T2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7" draw:text-style-name="P2" draw:layer="layout" svg:width="17.271cm" svg:height="12.572cm" svg:x="2.159cm" svg:y="13.271cm" presentation:class="notes">
            <draw:text-box>
              <text:list text:style-name="L1">
                <text:list-item>
                  <text:list>
                    <text:list-item>
                      <text:p><text:span text:style-name="T3">Attacker of DNSSEC can publish usage 2 or 3</text:span></text:p>
                      <text:list>
                        <text:list-item>
                          <text:p><text:span text:style-name="T3">For selected high-value destinations where DNSSEC trust is not sufficient sone can use explicitly selected CAs with traditional PKI.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igest Algorithm Agility</text:p>
          </draw:text-box>
        </draw:frame>
        <draw:frame presentation:style-name="pr5" draw:layer="layout" svg:width="25.199cm" svg:height="14.39cm" svg:x="1.4cm" svg:y="4.914cm" presentation:class="outline" presentation:user-transformed="true">
          <draw:text-box>
            <text:list text:style-name="L3">
              <text:list-item>
                <text:p>Use only best mtype != 0 per usage/selector?</text:p>
              </text:list-item>
              <text:list-item>
                <text:p>Which mtype (digest) is the best?</text:p>
                <text:list>
                  <text:list-item>
                    <text:p>It is the client's policy!</text:p>
                  </text:list-item>
                </text:list>
              </text:list-item>
              <text:list-item>
                <text:p>Handling of non-conforming records?</text:p>
                <text:list>
                  <text:list-item>
                    <text:p>Suppose TLSA RRset has 2 x “3 1 1” and 1 x “3 1 2”</text:p>
                  </text:list-item>
                  <text:list-item>
                    <text:p>Likely “3 1 2” is not sufficiently comprehensive</text:p>
                  </text:list-item>
                  <text:list-item>
                    <text:p>Good RRsets have <text:span text:style-name="T4">n</text:span> x “3 1 1” and same <text:span text:style-name="T4">n</text:span> x “3 1 2” </text:p>
                  </text:list-item>
                </text:list>
              </text:list-item>
              <text:list-item>
                <text:p>Which document? SMTP, OPS, SRV, DANEbis</text:p>
              </text:list-item>
            </text:list>
          </draw:text-box>
        </draw:frame>
        <draw:frame draw:style-name="gr1" draw:layer="layout" svg:width="3.393cm" svg:height="1.185cm" svg:x="25.519cm" svg:y="19.559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NAME processing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3">
              <text:list-item>
                <text:p>Expanded CNAME as best TLSA base domain</text:p>
                <text:list>
                  <text:list-item>
                    <text:p>Better support for hosting</text:p>
                  </text:list-item>
                  <text:list-item>
                    <text:p>Kerberos precedent, easier to administer</text:p>
                  </text:list-item>
                  <text:list-item>
                    <text:p>Better name check semantics with TLD DNAMEs</text:p>
                  </text:list-item>
                </text:list>
              </text:list-item>
              <text:list-item>
                <text:p>Fallback to unexpanded CNAME when expansion is “insecure”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LSA lookup suppression</text:p>
          </draw:text-box>
        </draw:frame>
        <draw:frame presentation:style-name="pr5" draw:layer="layout" svg:width="25.199cm" svg:height="15.406cm" svg:x="1.4cm" svg:y="4.914cm" presentation:class="outline" presentation:user-transformed="true">
          <draw:text-box>
            <text:list text:style-name="L3">
              <text:list-item>
                <text:p>Avoid TLSA lookup</text:p>
                <text:list>
                  <text:list-item>
                    <text:p>When candidate TLS base domain contains “insecure” A/AAAA record or “insecure” CNAME</text:p>
                  </text:list-item>
                  <text:list-item>
                    <text:p>Don't support DLV between base domain and _port._proto prefix</text:p>
                  </text:list-item>
                  <text:list-item>
                    <text:p>Rationale: DNS load-balancers serving “insecure” zones have fragile DNS stacks. <text:s/>Misbehave when unexpected RRtype is requested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393cm" svg:height="1.185cm" svg:x="25.519cm" svg:y="19.559cm">
          <draw:text-box>
            <text:p><text:span text:style-name="T2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void mixed PKI mod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3">
              <text:list-item>
                <text:p>Not much sense in PKIX-TA(0) or PKIX-EE(1) when DANE-TA(2) or DANE-EE(3) are supported</text:p>
              </text:list-item>
              <text:list-item>
                <text:p>And conversely not much sense in allowing DANE-EE(3) or DANE-TA(2) when public CA verification is desired</text:p>
              </text:list-item>
              <text:list-item>
                <text:p>Where reasonable, protocols should choose one or the other pai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ormative Language Issues</text:p>
          </draw:text-box>
        </draw:frame>
        <draw:frame presentation:style-name="pr4" draw:layer="layout" svg:width="25.199cm" svg:height="15.66cm" svg:x="1.4cm" svg:y="4.914cm" presentation:class="outline" presentation:user-transformed="true">
          <draw:text-box>
            <text:list text:style-name="L3">
              <text:list-item>
                <text:p>Where should MUST/SHOULD/MAYs go?</text:p>
              </text:list-item>
              <text:list-item>
                <text:p>Some affect:</text:p>
                <text:list>
                  <text:list-item>
                    <text:p>DANE generic</text:p>
                  </text:list-item>
                  <text:list-item>
                    <text:p>SMTP specifically</text:p>
                  </text:list-item>
                  <text:list-item>
                    <text:p>Operational concerns</text:p>
                  </text:list-item>
                </text:list>
              </text:list-item>
              <text:list-item>
                <text:p>Choices:</text:p>
                <text:list>
                  <text:list-item>
                    <text:p>Put normative generics in SMTP specficially</text:p>
                    <text:list>
                      <text:list-item>
                        <text:p>Not ideal: other protocols will need to copy the text </text:p>
                      </text:list-item>
                    </text:list>
                  </text:list-item>
                  <text:list-item>
                    <text:p>Put normative generics in -ops, which is BCP</text:p>
                  </text:list-item>
                  <text:list-item>
                    <text:p>Put normative generics in DANEb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22T13:54:44</meta:creation-date>
    <dc:date>2014-02-24T22:55:40.766032340</dc:date>
    <meta:editing-duration>P1DT9H23M36S</meta:editing-duration>
    <meta:editing-cycles>54</meta:editing-cycles>
    <meta:generator>LibreOffice/4.1.4.2$Linux_X86_64 LibreOffice_project/410$Build-2</meta:generator>
    <meta:document-statistic meta:object-count="62"/>
  </office:meta>
</office:document-meta>
</file>